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cool-notes">
      <style:graphic-properties draw:fill-color="#ffffff" draw:auto-grow-height="true" fo:min-height="11.411cm"/>
    </style:style>
    <style:style style:name="pr2" style:family="presentation" style:parent-style-name="lyt-cool-title">
      <style:graphic-properties fo:min-height="3.257cm"/>
    </style:style>
    <style:style style:name="pr3" style:family="presentation" style:parent-style-name="lyt-cool-subtitle">
      <style:graphic-properties draw:fill-color="#ffffff" fo:min-height="13.6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subtitle" style:list-style-name="L4">
      <style:graphic-properties draw:fill-color="#ffffff" fo:min-height="13.61cm"/>
    </style:style>
    <style:style style:name="pr6" style:family="presentation" style:parent-style-name="lyt-cool-subtitle" style:list-style-name="L4">
      <style:graphic-properties draw:fill-color="#ffffff" fo:min-height="13.61cm"/>
    </style:style>
    <style:style style:name="pr7" style:family="presentation" style:parent-style-name="lyt-cool-subtitle">
      <style:graphic-properties draw:fill-color="#ffffff" fo:min-height="13.537cm"/>
    </style:style>
    <style:style style:name="P1" style:family="paragraph">
      <style:text-properties fo:font-size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text-shadow="none"/>
    </style:style>
    <style:style style:name="T6" style:family="text">
      <style:text-properties fo:font-size="26pt" style:font-size-asian="20pt" style:font-size-complex="20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draw:style-name="gr1" draw:layer="layout" svg:width="25.69cm" svg:height="1.987cm" svg:x="1.8cm" svg:y="2cm">
          <draw:text-box>
            <text:p><text:span text:style-name="T1">Introduction To Research Computing</text:span></text:p>
          </draw:text-box>
        </draw:frame>
        <draw:frame draw:style-name="gr1" draw:layer="layout" svg:width="7.965cm" svg:height="2.301cm" svg:x="17.5cm" svg:y="17cm">
          <draw:text-box>
            <text:p><text:span text:style-name="T2">Mike Hull</text:span></text:p>
            <text:p><text:span text:style-name="T2">Chris Gorgolewski</text:span></text:p>
          </draw:text-box>
        </draw:frame>
        <draw:frame draw:style-name="gr1" draw:layer="layout" svg:width="7.051cm" svg:height="1.276cm" svg:x="1.5cm" svg:y="17.724cm">
          <draw:text-box>
            <text:p><text:span text:style-name="T2">November 2010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Today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Overview, Motivation and Aims</text:p>
            <text:p/>
            <text:p>Quick Quiz</text:p>
            <text:p/>
            <text:p>Example From NC Coursework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Course Overview</text:p>
          </draw:text-box>
        </draw:frame>
        <draw:frame presentation:style-name="pr5" draw:layer="layout" svg:width="23.912cm" svg:height="13.61cm" svg:x="2.058cm" svg:y="5.963cm" presentation:class="subtitle">
          <draw:text-box>
            <text:p><text:span text:style-name="T3">Practical Computing</text:span></text:p>
            <text:p>“How to make you computer do what you want”</text:p>
            <text:list text:style-name="L4">
              <text:list-header>
                <text:p>(13 Weeks)</text:p>
                <text:p/>
              </text:list-header>
            </text:list>
            <text:p><text:span text:style-name="T4">Software Engineering</text:span></text:p>
            <text:list text:continue-numbering="true" text:style-name="L4">
              <text:list-header>
                <text:p><text:span text:style-name="T5">“</text:span><text:span text:style-name="T5">How not to fight with your code”</text:span></text:p>
                <text:p><text:span text:style-name="T5">(8? Weeks)</text:span></text:p>
              </text:list-header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user-transformed="true">
          <draw:text-box>
            <text:p>Motivation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4">
              <text:list-item>
                <text:p>Skills you will need to use and otherwise </text:p>
                <text:p>probably discover independently</text:p>
                <text:p/>
              </text:list-item>
              <text:list-item>
                <text:p>Improve awareness of tools</text:p>
                <text:p/>
              </text:list-item>
            </text:list>
            <text:list text:style-name="L5">
              <text:list-item>
                <text:p>Scientists and Software Developmen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user-transformed="true">
          <draw:text-box>
            <text:p>Practical Computing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3">
              <text:list-item>
                <text:p>Getting Started with Linux</text:p>
                <text:p/>
              </text:list-item>
              <text:list-item>
                <text:p>Using Bash</text:p>
                <text:p/>
              </text:list-item>
              <text:list-item>
                <text:p>An Introduction to Scripting (Python)</text:p>
                <text:p/>
              </text:list-item>
              <text:list-item>
                <text:p>Version Contro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Practical Computing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3">
              <text:list-item>
                <text:p>Writing Reports</text:p>
                <text:p/>
              </text:list-item>
              <text:list-item>
                <text:p>Making Figures</text:p>
                <text:p/>
              </text:list-item>
              <text:list-item>
                <text:p>Making Posters</text:p>
                <text:p/>
              </text:list-item>
              <text:list-item>
                <text:p>Making Presentation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placeholder="true" presentation:user-transformed="true">
          <draw:text-box/>
        </draw:frame>
        <draw:frame presentation:style-name="pr6" draw:layer="layout" svg:width="23.912cm" svg:height="13.61cm" svg:x="2.058cm" svg:y="5.963cm" presentation:class="subtitle" presentation:user-transformed="true">
          <draw:text-box>
            <text:list text:style-name="L4">
              <text:list-item>
                <text:p>Tools for data visualisation</text:p>
                <text:p/>
              </text:list-item>
              <text:list-item>
                <text:p>More Linux &amp; Bash (Installing Programs)</text:p>
                <text:p/>
              </text:list-item>
              <text:list-item>
                <text:p>Introduction to databases</text:p>
                <text:p/>
              </text:list-item>
              <text:list-item>
                <text:p>Dependencies and Data Managemen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placeholder="true">
          <draw:text-box/>
        </draw:frame>
        <draw:frame presentation:style-name="pr3" draw:layer="layout" svg:width="23.912cm" svg:height="13.61cm" svg:x="2.058cm" svg:y="5.963cm" presentation:class="subtitle">
          <draw:text-box>
            <text:list text:style-name="L3">
              <text:list-item>
                <text:p>Random Tips &amp; Tricks</text:p>
                <text:p/>
              </text:list-item>
              <text:list-item>
                <text:p>Over to you!?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Software Engineering</text:p>
          </draw:text-box>
        </draw:frame>
        <draw:frame presentation:style-name="pr7" draw:layer="layout" svg:width="23.912cm" svg:height="13.537cm" svg:x="2.058cm" svg:y="5.963cm" presentation:class="subtitle" presentation:user-transformed="true">
          <draw:text-box>
            <text:list text:style-name="L3">
              <text:list-item>
                <text:p>You will probably write quite a lot of code over your Ph.D</text:p>
                <text:p/>
              </text:list-item>
              <text:list-item>
                <text:p>Reproducible Research</text:p>
                <text:p/>
              </text:list-item>
              <text:list-item>
                <text:p>Writing code you don't come to hate</text:p>
                <text:p/>
              </text:list-item>
              <text:list-item>
                <text:p>Writing code that is correc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Software Engineering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Features of good/bad code</text:p>
            <text:p/>
            <text:p>Writing good code in practice</text:p>
            <text:p/>
            <text:p>Higher-level design patterns</text:p>
            <text:p/>
            <text:p><text:span text:style-name="T6">[Testing/Optimising/Error Handling/Debugging...]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1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Should look vaguely familiar!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2</text:p>
          </draw:text-box>
        </draw:frame>
        <draw:frame presentation:style-name="pr3" draw:text-style-name="P1" draw:layer="layout" svg:width="23.912cm" svg:height="13.61cm" svg:x="2.058cm" svg:y="5.963cm" presentation:class="subtitle">
          <draw:text-box>
            <text:p><text:span text:style-name="T7">Automation of Saving Results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3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6">
              <text:list-item>
                <text:p text:style-name="P3">Scripting of Simulations and Plotting </text:p>
              </text:list-item>
              <text:list-item>
                <text:p text:style-name="P3">Producing Vector Graphic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4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Using Latex to produce a pdf</text:p>
            <text:p>Dependency management of scripts</text:p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07T13:55:03</meta:creation-date>
    <meta:editing-duration>PT00H53M22S</meta:editing-duration>
    <meta:editing-cycles>31</meta:editing-cycles>
    <dc:date>2010-11-08T10:08:15</dc:date>
    <dc:creator>Chris Gorgolewski</dc:creator>
    <meta:generator>OpenOffice.org/3.2$Unix OpenOffice.org_project/320m19$Build-9505</meta:generator>
    <meta:document-statistic meta:object-count="92"/>
  </office:meta>
</office:document-meta>
</file>